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100000248858AC458E5A9F7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925cm" fo:min-width="11.4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205cm" svg:height="17.247cm" svg:x="3.305cm" svg:y="2.397cm">
          <draw:image xlink:href="Pictures/10000000000001E100000248858AC458E5A9F756.png" xlink:type="simple" xlink:show="embed" xlink:actuate="onLoad">
            <text:p/>
          </draw:image>
        </draw:frame>
        <draw:custom-shape draw:style-name="gr2" draw:text-style-name="P2" draw:layer="layout" svg:width="11.938cm" svg:height="3.175cm" svg:x="4.683cm" svg:y="15.98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7:23:09.815298172</meta:creation-date>
    <dc:date>2017-02-07T17:27:32.464596359</dc:date>
    <meta:editing-duration>PT2M1S</meta:editing-duration>
    <meta:editing-cycles>2</meta:editing-cycles>
    <meta:generator>LibreOffice/5.1.4.2$Linux_X86_64 LibreOffice_project/10m0$Build-2</meta:generator>
    <meta:document-statistic meta:object-count="2"/>
  </office:meta>
</office:document-meta>
</file>